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1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1.039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104cm" fo:min-width="0.774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5.3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fill-color="#000000" draw:opacity="100%" draw:textarea-horizontal-align="justify" draw:textarea-vertical-align="middle" draw:auto-grow-height="false" fo:min-height="0.716cm" fo:min-width="2.566cm" fo:padding-top="0.142cm" fo:padding-bottom="0.142cm" fo:padding-left="0.267cm" fo:padding-right="0.267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104cm" fo:min-width="0.7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1.28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1.3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752cm" fo:min-width="0.51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724cm" fo:min-width="0.512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621cm" fo:min-width="1.54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6pt" style:font-size-asian="6pt" style:font-size-complex="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000000" draw:opacity="100%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 draw:fill-color="#ffffff"/>
      <style:text-properties fo:font-size="5pt" style:font-size-asian="5pt" style:font-size-complex="5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none" draw:fill-color="#000000" draw:opacity="100%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5pt" style:font-size-asian="5pt" style:font-size-complex="5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0.6cm" svg:x="3.297cm" svg:y="1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" draw:text-style-name="P1" draw:layer="layout" svg:x1="6.097cm" svg:y1="2.3cm" svg:x2="6.097cm" svg:y2="1.7cm">
          <text:p/>
        </draw:line>
        <draw:line draw:style-name="gr2" draw:text-style-name="P1" draw:layer="layout" svg:x1="7.997cm" svg:y1="2.3cm" svg:x2="7.997cm" svg:y2="1.7cm">
          <text:p/>
        </draw:line>
        <draw:line draw:style-name="gr2" draw:text-style-name="P1" draw:layer="layout" svg:x1="4.197cm" svg:y1="2.3cm" svg:x2="4.197cm" svg:y2="1.7cm">
          <text:p/>
        </draw:line>
        <draw:frame draw:style-name="gr3" draw:text-style-name="P2" draw:layer="layout" svg:width="1.539cm" svg:height="0.45cm" svg:x="5.297cm" svg:y="2.3cm">
          <draw:text-box>
            <text:p><text:span text:style-name="T1">Classification</text:span></text:p>
          </draw:text-box>
        </draw:frame>
        <draw:custom-shape draw:style-name="gr4" draw:text-style-name="P1" draw:layer="layout" svg:width="1.8cm" svg:height="0.5cm" svg:x="5.197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0.5cm" svg:x="7.097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0.5cm" svg:x="3.297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0.6cm" svg:x="5.197cm" svg:y="1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1.8cm" svg:height="0.6cm" svg:x="7.097cm" svg:y="1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" draw:layer="layout" svg:width="5.8cm" svg:height="1.9cm" svg:x="3.197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3.1cm" svg:height="1cm" svg:x="4.597cm" svg:y="3.5cm">
          <text:p text:style-name="P3"><text:span text:style-name="T2">PipeSegmen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197cm" svg:y1="3.5cm" svg:x2="6.197cm" svg:y2="2.9cm">
          <text:p/>
        </draw:line>
        <draw:custom-shape draw:style-name="gr1" draw:text-style-name="P1" draw:layer="layout" svg:width="1.8cm" svg:height="0.6cm" svg:x="3.297cm" svg:y="1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" draw:text-style-name="P1" draw:layer="layout" svg:x1="6.097cm" svg:y1="2.3cm" svg:x2="6.097cm" svg:y2="1.7cm">
          <text:p/>
        </draw:line>
        <draw:line draw:style-name="gr2" draw:text-style-name="P1" draw:layer="layout" svg:x1="7.997cm" svg:y1="2.3cm" svg:x2="7.997cm" svg:y2="1.7cm">
          <text:p/>
        </draw:line>
        <draw:line draw:style-name="gr2" draw:text-style-name="P1" draw:layer="layout" svg:x1="4.197cm" svg:y1="2.3cm" svg:x2="4.197cm" svg:y2="1.7cm">
          <text:p/>
        </draw:line>
        <draw:frame draw:style-name="gr3" draw:text-style-name="P2" draw:layer="layout" svg:width="1.539cm" svg:height="0.45cm" svg:x="5.297cm" svg:y="2.3cm">
          <draw:text-box>
            <text:p><text:span text:style-name="T1">Classification</text:span></text:p>
          </draw:text-box>
        </draw:frame>
        <draw:custom-shape draw:style-name="gr4" draw:text-style-name="P1" draw:layer="layout" svg:width="1.8cm" svg:height="0.5cm" svg:x="5.197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8cm" svg:height="0.5cm" svg:x="3.297cm" svg:y="2.3cm">
          <text:p text:style-name="P3"><text:span text:style-name="T2">Object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0.6cm" svg:x="5.197cm" svg:y="1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1.8cm" svg:height="0.6cm" svg:x="7.097cm" svg:y="1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" draw:layer="layout" svg:width="5.8cm" svg:height="1.9cm" svg:x="3.197cm" svg:y="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78cm" svg:height="0.45cm" svg:x="7.106cm" svg:y="2.338cm">
          <draw:text-box>
            <text:p><text:span text:style-name="T1">Predefined Type</text:span></text:p>
          </draw:text-box>
        </draw:frame>
        <draw:custom-shape draw:style-name="gr9" draw:text-style-name="P5" draw:layer="layout" svg:width="1.8cm" svg:height="0.6cm" svg:x="3.297cm" svg:y="1.1cm">
          <text:p text:style-name="P3"><text:span text:style-name="T2">Overflow Pip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1.8cm" svg:height="0.6cm" svg:x="11.097cm" svg:y="12.13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" draw:text-style-name="P1" draw:layer="layout" svg:x1="13.897cm" svg:y1="13.334cm" svg:x2="13.897cm" svg:y2="12.734cm">
          <text:p/>
        </draw:line>
        <draw:line draw:style-name="gr2" draw:text-style-name="P1" draw:layer="layout" svg:x1="15.797cm" svg:y1="13.334cm" svg:x2="15.797cm" svg:y2="12.734cm">
          <text:p/>
        </draw:line>
        <draw:line draw:style-name="gr2" draw:text-style-name="P1" draw:layer="layout" svg:x1="11.997cm" svg:y1="13.334cm" svg:x2="11.997cm" svg:y2="12.734cm">
          <text:p/>
        </draw:line>
        <draw:frame draw:style-name="gr3" draw:text-style-name="P2" draw:layer="layout" svg:width="1.539cm" svg:height="0.45cm" svg:x="13.097cm" svg:y="13.334cm">
          <draw:text-box>
            <text:p><text:span text:style-name="T1">Classification</text:span></text:p>
          </draw:text-box>
        </draw:frame>
        <draw:custom-shape draw:style-name="gr4" draw:text-style-name="P1" draw:layer="layout" svg:width="1.8cm" svg:height="0.5cm" svg:x="12.997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0.5cm" svg:x="14.897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0.5cm" svg:x="11.097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0.6cm" svg:x="12.997cm" svg:y="12.13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1.8cm" svg:height="0.6cm" svg:x="14.897cm" svg:y="12.13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" draw:layer="layout" svg:width="5.8cm" svg:height="1.9cm" svg:x="10.997cm" svg:y="12.0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0.6cm" svg:x="11.097cm" svg:y="12.13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" draw:text-style-name="P1" draw:layer="layout" svg:x1="13.897cm" svg:y1="13.334cm" svg:x2="13.897cm" svg:y2="12.734cm">
          <text:p/>
        </draw:line>
        <draw:line draw:style-name="gr2" draw:text-style-name="P1" draw:layer="layout" svg:x1="15.797cm" svg:y1="13.334cm" svg:x2="15.797cm" svg:y2="12.734cm">
          <text:p/>
        </draw:line>
        <draw:line draw:style-name="gr2" draw:text-style-name="P1" draw:layer="layout" svg:x1="11.997cm" svg:y1="13.334cm" svg:x2="11.997cm" svg:y2="12.734cm">
          <text:p/>
        </draw:line>
        <draw:frame draw:style-name="gr3" draw:text-style-name="P2" draw:layer="layout" svg:width="1.539cm" svg:height="0.45cm" svg:x="13.097cm" svg:y="13.334cm">
          <draw:text-box>
            <text:p><text:span text:style-name="T1">Classification</text:span></text:p>
          </draw:text-box>
        </draw:frame>
        <draw:custom-shape draw:style-name="gr4" draw:text-style-name="P1" draw:layer="layout" svg:width="1.8cm" svg:height="0.5cm" svg:x="12.997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8cm" svg:height="0.5cm" svg:x="11.097cm" svg:y="13.334cm">
          <text:p text:style-name="P3"><text:span text:style-name="T2">Long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0.6cm" svg:x="12.997cm" svg:y="12.13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1.8cm" svg:height="0.6cm" svg:x="14.897cm" svg:y="12.13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8" xml:id="id1" draw:id="id1" draw:layer="layout" svg:width="3.1cm" svg:height="1cm" svg:x="12.373cm" svg:y="10cm">
          <text:p text:style-name="P7"><text:span text:style-name="T2">Space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78cm" svg:height="0.45cm" svg:x="14.906cm" svg:y="13.372cm">
          <draw:text-box>
            <text:p><text:span text:style-name="T1">Predefined Type</text:span></text:p>
          </draw:text-box>
        </draw:frame>
        <draw:custom-shape draw:style-name="gr9" draw:text-style-name="P5" draw:layer="layout" svg:width="1.8cm" svg:height="0.6cm" svg:x="11.097cm" svg:y="12.134cm">
          <text:p text:style-name="P3"><text:span text:style-name="T2">Pump/Tan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1.8cm" svg:height="0.6cm" svg:x="19.14cm" svg:y="1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" draw:text-style-name="P1" draw:layer="layout" svg:x1="21.94cm" svg:y1="2.3cm" svg:x2="21.94cm" svg:y2="1.7cm">
          <text:p/>
        </draw:line>
        <draw:line draw:style-name="gr2" draw:text-style-name="P1" draw:layer="layout" svg:x1="23.84cm" svg:y1="2.3cm" svg:x2="23.84cm" svg:y2="1.7cm">
          <text:p/>
        </draw:line>
        <draw:line draw:style-name="gr2" draw:text-style-name="P1" draw:layer="layout" svg:x1="20.04cm" svg:y1="2.3cm" svg:x2="20.04cm" svg:y2="1.7cm">
          <text:p/>
        </draw:line>
        <draw:frame draw:style-name="gr3" draw:text-style-name="P2" draw:layer="layout" svg:width="1.539cm" svg:height="0.45cm" svg:x="21.14cm" svg:y="2.3cm">
          <draw:text-box>
            <text:p><text:span text:style-name="T1">Classification</text:span></text:p>
          </draw:text-box>
        </draw:frame>
        <draw:custom-shape draw:style-name="gr4" draw:text-style-name="P1" draw:layer="layout" svg:width="1.8cm" svg:height="0.5cm" svg:x="21.04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0.5cm" svg:x="22.94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0.5cm" svg:x="19.14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0.6cm" svg:x="21.04cm" svg:y="1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1.8cm" svg:height="0.6cm" svg:x="22.94cm" svg:y="1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" draw:layer="layout" svg:width="5.8cm" svg:height="1.9cm" svg:x="19.04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9" draw:id="id9" draw:layer="layout" svg:width="3.1cm" svg:height="1cm" svg:x="20.44cm" svg:y="3.5cm">
          <text:p text:style-name="P3"><text:span text:style-name="T2">FlowTerminal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94cm" svg:y1="3.5cm" svg:x2="21.94cm" svg:y2="2.9cm">
          <text:p/>
        </draw:line>
        <draw:custom-shape draw:style-name="gr1" draw:text-style-name="P1" draw:layer="layout" svg:width="1.8cm" svg:height="0.6cm" svg:x="19.14cm" svg:y="1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" draw:text-style-name="P1" draw:layer="layout" svg:x1="21.94cm" svg:y1="2.3cm" svg:x2="21.94cm" svg:y2="1.7cm">
          <text:p/>
        </draw:line>
        <draw:line draw:style-name="gr2" draw:text-style-name="P1" draw:layer="layout" svg:x1="23.84cm" svg:y1="2.3cm" svg:x2="23.84cm" svg:y2="1.7cm">
          <text:p/>
        </draw:line>
        <draw:line draw:style-name="gr2" draw:text-style-name="P1" draw:layer="layout" svg:x1="20.04cm" svg:y1="2.3cm" svg:x2="20.04cm" svg:y2="1.7cm">
          <text:p/>
        </draw:line>
        <draw:frame draw:style-name="gr3" draw:text-style-name="P2" draw:layer="layout" svg:width="1.539cm" svg:height="0.45cm" svg:x="21.14cm" svg:y="2.3cm">
          <draw:text-box>
            <text:p><text:span text:style-name="T1">Classification</text:span></text:p>
          </draw:text-box>
        </draw:frame>
        <draw:custom-shape draw:style-name="gr4" draw:text-style-name="P1" draw:layer="layout" svg:width="1.8cm" svg:height="0.5cm" svg:x="21.04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8cm" svg:height="0.5cm" svg:x="19.14cm" svg:y="2.3cm">
          <text:p text:style-name="P3"><text:span text:style-name="T2">Object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0.6cm" svg:x="21.04cm" svg:y="1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1.8cm" svg:height="0.6cm" svg:x="22.94cm" svg:y="1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" draw:layer="layout" svg:width="5.8cm" svg:height="1.9cm" svg:x="19.04cm" svg:y="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78cm" svg:height="0.45cm" svg:x="22.949cm" svg:y="2.338cm">
          <draw:text-box>
            <text:p><text:span text:style-name="T1">Predefined Type</text:span></text:p>
          </draw:text-box>
        </draw:frame>
        <draw:custom-shape draw:style-name="gr9" draw:text-style-name="P5" draw:layer="layout" svg:width="1.8cm" svg:height="0.6cm" svg:x="19.14cm" svg:y="1.1cm">
          <text:p text:style-name="P3"><text:span text:style-name="T2">Floor Trap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1.8cm" svg:height="0.6cm" svg:x="11.095cm" svg:y="1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" draw:text-style-name="P1" draw:layer="layout" svg:x1="13.895cm" svg:y1="2.3cm" svg:x2="13.895cm" svg:y2="1.7cm">
          <text:p/>
        </draw:line>
        <draw:line draw:style-name="gr2" draw:text-style-name="P1" draw:layer="layout" svg:x1="15.795cm" svg:y1="2.3cm" svg:x2="15.795cm" svg:y2="1.7cm">
          <text:p/>
        </draw:line>
        <draw:line draw:style-name="gr2" draw:text-style-name="P1" draw:layer="layout" svg:x1="11.995cm" svg:y1="2.3cm" svg:x2="11.995cm" svg:y2="1.7cm">
          <text:p/>
        </draw:line>
        <draw:frame draw:style-name="gr3" draw:text-style-name="P2" draw:layer="layout" svg:width="1.539cm" svg:height="0.45cm" svg:x="13.095cm" svg:y="2.3cm">
          <draw:text-box>
            <text:p><text:span text:style-name="T1">Classification</text:span></text:p>
          </draw:text-box>
        </draw:frame>
        <draw:custom-shape draw:style-name="gr4" draw:text-style-name="P1" draw:layer="layout" svg:width="1.8cm" svg:height="0.5cm" svg:x="12.995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0.5cm" svg:x="14.895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0.5cm" svg:x="11.095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0.6cm" svg:x="12.995cm" svg:y="1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1.8cm" svg:height="0.6cm" svg:x="14.895cm" svg:y="1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" draw:layer="layout" svg:width="5.8cm" svg:height="1.9cm" svg:x="10.995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3.1cm" svg:height="1cm" svg:x="12.395cm" svg:y="3.5cm">
          <text:p text:style-name="P3"><text:span text:style-name="T2">FlowStorageDevic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995cm" svg:y1="3.5cm" svg:x2="13.995cm" svg:y2="2.9cm">
          <text:p/>
        </draw:line>
        <draw:custom-shape draw:style-name="gr1" draw:text-style-name="P1" draw:layer="layout" svg:width="1.8cm" svg:height="0.6cm" svg:x="11.095cm" svg:y="1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" draw:text-style-name="P1" draw:layer="layout" svg:x1="13.895cm" svg:y1="2.3cm" svg:x2="13.895cm" svg:y2="1.7cm">
          <text:p/>
        </draw:line>
        <draw:line draw:style-name="gr2" draw:text-style-name="P1" draw:layer="layout" svg:x1="15.795cm" svg:y1="2.3cm" svg:x2="15.795cm" svg:y2="1.7cm">
          <text:p/>
        </draw:line>
        <draw:line draw:style-name="gr2" draw:text-style-name="P1" draw:layer="layout" svg:x1="11.995cm" svg:y1="2.3cm" svg:x2="11.995cm" svg:y2="1.7cm">
          <text:p/>
        </draw:line>
        <draw:frame draw:style-name="gr3" draw:text-style-name="P2" draw:layer="layout" svg:width="1.539cm" svg:height="0.45cm" svg:x="13.095cm" svg:y="2.3cm">
          <draw:text-box>
            <text:p><text:span text:style-name="T1">Classification</text:span></text:p>
          </draw:text-box>
        </draw:frame>
        <draw:custom-shape draw:style-name="gr4" draw:text-style-name="P1" draw:layer="layout" svg:width="1.8cm" svg:height="0.5cm" svg:x="12.995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8cm" svg:height="0.5cm" svg:x="11.095cm" svg:y="2.3cm">
          <text:p text:style-name="P3"><text:span text:style-name="T2">Object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0.6cm" svg:x="12.995cm" svg:y="1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1.8cm" svg:height="0.6cm" svg:x="14.895cm" svg:y="1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" draw:layer="layout" svg:width="5.8cm" svg:height="1.9cm" svg:x="10.995cm" svg:y="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78cm" svg:height="0.45cm" svg:x="14.904cm" svg:y="2.338cm">
          <draw:text-box>
            <text:p><text:span text:style-name="T1">Predefined Type</text:span></text:p>
          </draw:text-box>
        </draw:frame>
        <draw:custom-shape draw:style-name="gr9" draw:text-style-name="P5" draw:layer="layout" svg:width="1.8cm" svg:height="0.6cm" svg:x="11.095cm" svg:y="1.1cm">
          <text:p text:style-name="P3"><text:span text:style-name="T2">Water Tan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1" draw:layer="layout" draw:type="line" svg:x1="13.923cm" svg:y1="11cm" svg:x2="13.907cm" svg:y2="11.993cm" draw:start-shape="id1" draw:start-glue-point="2" svg:d="M13923 11000l-16 993" svg:viewBox="0 0 17 994">
          <text:p/>
        </draw:connector>
        <draw:custom-shape draw:style-name="gr10" draw:text-style-name="P5" xml:id="id6" draw:id="id6" draw:layer="layout" svg:width="2.022cm" svg:height="2.004cm" svg:x="16.969cm" svg:y="3.031cm">
          <text:p text:style-name="P7"><text:span text:style-name="T2">IsColli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xml:id="id3" draw:id="id3" draw:layer="layout" svg:width="2.022cm" svg:height="1.946cm" svg:x="8.994cm" svg:y="3.043cm">
          <text:p text:style-name="P7"><text:span text:style-name="T2">IsObjsConn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xml:id="id5" draw:id="id5" draw:layer="layout" svg:width="2.022cm" svg:height="2.004cm" svg:x="12.933cm" svg:y="5.997cm">
          <text:p text:style-name="P7"><text:span text:style-name="T2">IsColli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7.697cm" svg:y1="4cm" svg:x2="8.994cm" svg:y2="4.016cm" draw:start-shape="id2" draw:start-glue-point="1" draw:end-shape="id3" draw:end-glue-point="5" svg:d="M7697 4000l1297 16" svg:viewBox="0 0 1298 17">
          <text:p/>
        </draw:connector>
        <draw:connector draw:style-name="gr2" draw:text-style-name="P1" draw:layer="layout" draw:type="line" svg:x1="12.395cm" svg:y1="4cm" svg:x2="11.016cm" svg:y2="4.016cm" draw:start-shape="id4" draw:start-glue-point="3" draw:end-shape="id3" draw:end-glue-point="7" svg:d="M12395 4000l-1379 16" svg:viewBox="0 0 1380 17">
          <text:p/>
        </draw:connector>
        <draw:connector draw:style-name="gr2" draw:text-style-name="P1" draw:layer="layout" draw:type="line" svg:x1="13.945cm" svg:y1="4.5cm" svg:x2="13.944cm" svg:y2="5.997cm" draw:start-shape="id4" draw:start-glue-point="2" draw:end-shape="id5" draw:end-glue-point="4" svg:d="M13945 4500l-1 1497" svg:viewBox="0 0 2 1498">
          <text:p/>
        </draw:connector>
        <draw:connector draw:style-name="gr2" draw:text-style-name="P1" draw:layer="layout" draw:type="line" svg:x1="13.923cm" svg:y1="10cm" svg:x2="13.944cm" svg:y2="8.001cm" draw:start-shape="id1" draw:start-glue-point="0" draw:end-shape="id5" draw:end-glue-point="6" svg:d="M13923 10000l21-1999" svg:viewBox="0 0 22 2000">
          <text:p/>
        </draw:connector>
        <draw:connector draw:style-name="gr2" draw:text-style-name="P1" draw:layer="layout" svg:x1="15.473cm" svg:y1="10.5cm" svg:x2="17.98cm" svg:y2="5.035cm" draw:start-shape="id1" draw:start-glue-point="1" draw:end-shape="id6" draw:end-glue-point="6" svg:d="M15473 10500h2507v-5465" svg:viewBox="0 0 2508 5466">
          <text:p/>
        </draw:connector>
        <draw:custom-shape draw:style-name="gr12" draw:text-style-name="P5" xml:id="id7" draw:id="id7" draw:layer="layout" svg:width="2.041cm" svg:height="0.871cm" svg:x="9.005cm" svg:y="6.566cm">
          <text:p text:style-name="P3"><text:span text:style-name="T2">Overflow Pip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1" draw:layer="layout" draw:type="line" svg:x1="10.005cm" svg:y1="4.989cm" svg:x2="10.025cm" svg:y2="6.566cm" draw:start-shape="id3" draw:start-glue-point="6" draw:end-shape="id7" draw:end-glue-point="0" svg:d="M10005 4989l20 1577" svg:viewBox="0 0 21 1578">
          <text:p/>
        </draw:connector>
        <draw:custom-shape draw:style-name="gr10" draw:text-style-name="P5" xml:id="id8" draw:id="id8" draw:layer="layout" svg:width="2.022cm" svg:height="2.004cm" svg:x="9.002cm" svg:y="9.478cm">
          <text:p text:style-name="P7"><text:span text:style-name="T2">IsColli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10.025cm" svg:y1="7.437cm" svg:x2="10.013cm" svg:y2="9.478cm" draw:start-shape="id7" draw:start-glue-point="2" draw:end-shape="id8" draw:end-glue-point="4" svg:d="M10025 7437l-12 2041" svg:viewBox="0 0 13 2042">
          <text:p/>
        </draw:connector>
        <draw:connector draw:style-name="gr2" draw:text-style-name="P1" draw:layer="layout" draw:type="line" svg:x1="12.373cm" svg:y1="10.5cm" svg:x2="11.024cm" svg:y2="10.48cm" draw:start-shape="id1" draw:start-glue-point="3" draw:end-shape="id8" draw:end-glue-point="7" svg:d="M12373 10500l-1349-20" svg:viewBox="0 0 1350 21">
          <text:p/>
        </draw:connector>
        <draw:connector draw:style-name="gr2" draw:text-style-name="P1" draw:layer="layout" draw:type="line" svg:x1="20.44cm" svg:y1="4cm" svg:x2="18.991cm" svg:y2="4.033cm" draw:start-shape="id9" draw:start-glue-point="3" draw:end-shape="id6" draw:end-glue-point="7" svg:d="M20440 4000l-1449 33" svg:viewBox="0 0 1450 3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7T14:19:12.042000000</meta:creation-date>
    <dc:date>2019-01-11T14:02:32.819000000</dc:date>
    <meta:editing-duration>PT2H36M35S</meta:editing-duration>
    <meta:editing-cycles>3</meta:editing-cycles>
    <meta:generator>LibreOffice/6.1.2.1$Windows_X86_64 LibreOffice_project/65905a128db06ba48db947242809d14d3f9a93fe</meta:generator>
    <meta:document-statistic meta:object-count="113"/>
  </office:meta>
</office:document-meta>
</file>